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0"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1"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2"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3"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4" style:family="paragraph" style:parent-style-name="Text_20_body">
      <style:paragraph-properties fo:text-align="start" style:justify-single-word="false"/>
      <style:text-properties officeooo:paragraph-rsid="001756f7"/>
    </style:style>
    <style:style style:name="P35" style:family="paragraph" style:parent-style-name="Text_20_body">
      <style:text-properties officeooo:rsid="02e82a24" officeooo:paragraph-rsid="001756f7" style:font-size-asian="12pt"/>
    </style:style>
    <style:style style:name="P36"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8"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1"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46" style:family="paragraph" style:parent-style-name="Text_20_body">
      <style:text-properties officeooo:rsid="02e82a24" officeooo:paragraph-rsid="00bb0ca2" style:font-size-asian="12pt"/>
    </style:style>
    <style:style style:name="P47"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8"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9"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0"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1"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2"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afeaa"/>
    </style:style>
    <style:style style:name="T52" style:family="text">
      <style:text-properties officeooo:rsid="00ae5622"/>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b6670c"/>
    </style:style>
    <style:style style:name="T58" style:family="text">
      <style:text-properties officeooo:rsid="00b42c09"/>
    </style:style>
    <style:style style:name="T59" style:family="text">
      <style:text-properties fo:font-style="italic" officeooo:rsid="00b42c09" style:font-style-asian="italic" style:font-style-complex="italic"/>
    </style:style>
    <style:style style:name="T60" style:family="text">
      <style:text-properties fo:font-style="normal" officeooo:rsid="00b7be61" style:font-style-asian="normal" style:font-style-complex="normal"/>
    </style:style>
    <style:style style:name="T61" style:family="text">
      <style:text-properties fo:font-style="normal" officeooo:rsid="00b96520" style:font-style-asian="normal" style:font-style-complex="normal"/>
    </style:style>
    <style:style style:name="T62" style:family="text">
      <style:text-properties fo:font-style="normal" officeooo:rsid="00be7762" style:font-style-asian="normal" style:font-style-complex="normal"/>
    </style:style>
    <style:style style:name="T63" style:family="text">
      <style:text-properties fo:font-style="italic" officeooo:rsid="00be7762" style:font-style-asian="italic" style:font-style-complex="italic"/>
    </style:style>
    <style:style style:name="T64" style:family="text">
      <style:text-properties fo:font-style="italic" fo:font-weight="normal" officeooo:rsid="02e82a24" style:font-style-asian="italic" style:font-weight-asian="normal" style:font-style-complex="italic" style:font-weight-complex="normal"/>
    </style:style>
    <style:style style:name="T65" style:family="text">
      <style:text-properties fo:font-style="italic" officeooo:rsid="02e82a24" style:font-style-asian="italic" style:font-style-complex="italic"/>
    </style:style>
    <style:style style:name="T66" style:family="text">
      <style:text-properties fo:font-style="italic" officeooo:rsid="00bb3130" style:font-style-asian="italic" style:font-style-complex="italic"/>
    </style:style>
    <style:style style:name="T67" style:family="text">
      <style:text-properties officeooo:rsid="00a491f2"/>
    </style:style>
    <style:style style:name="T68" style:family="text">
      <style:text-properties officeooo:rsid="00a5a0d0"/>
    </style:style>
    <style:style style:name="T69" style:family="text">
      <style:text-properties officeooo:rsid="00a67331"/>
    </style:style>
    <style:style style:name="T70" style:family="text">
      <style:text-properties officeooo:rsid="00b17f53"/>
    </style:style>
    <style:style style:name="T71" style:family="text">
      <style:text-properties officeooo:rsid="00c9d11f"/>
    </style:style>
    <style:style style:name="T72" style:family="text">
      <style:text-properties officeooo:rsid="00cb48f2"/>
    </style:style>
    <style:style style:name="T73" style:family="text">
      <style:text-properties officeooo:rsid="00b23d89"/>
    </style:style>
    <style:style style:name="T74" style:family="text">
      <style:text-properties fo:font-size="12pt" fo:font-weight="bold" officeooo:rsid="0426cbc9" style:font-size-asian="12pt" style:font-weight-asian="bold" style:font-size-complex="12pt" style:font-weight-complex="bold"/>
    </style:style>
    <style:style style:name="T75" style:family="text">
      <style:text-properties fo:font-size="12pt" fo:font-weight="bold" officeooo:rsid="02e82a24" style:font-size-asian="12pt" style:font-weight-asian="bold" style:font-size-complex="12pt" style:font-weight-complex="bold"/>
    </style:style>
    <style:style style:name="T76" style:family="text">
      <style:text-properties fo:font-size="12pt" fo:font-weight="normal" officeooo:rsid="02e82a24" style:font-size-asian="12pt" style:font-weight-asian="normal" style:font-size-complex="12pt" style:font-weight-complex="normal"/>
    </style:style>
    <style:style style:name="T77" style:family="text">
      <style:text-properties fo:font-size="12pt" fo:font-weight="normal" officeooo:rsid="038dd9cf" style:font-size-asian="12pt" style:font-weight-asian="normal" style:font-size-complex="12pt" style:font-weight-complex="normal"/>
    </style:style>
    <style:style style:name="T78" style:family="text">
      <style:text-properties fo:font-size="12pt" fo:font-weight="normal" officeooo:rsid="0026d4d6" style:font-size-asian="12pt" style:font-weight-asian="normal" style:font-size-complex="12pt" style:font-weight-complex="normal"/>
    </style:style>
    <style:style style:name="T79" style:family="text">
      <style:text-properties officeooo:rsid="038d9d4d"/>
    </style:style>
    <style:style style:name="T80" style:family="text">
      <style:text-properties officeooo:rsid="038dd9cf"/>
    </style:style>
    <style:style style:name="T81" style:family="text">
      <style:text-properties officeooo:rsid="0025668c"/>
    </style:style>
    <style:style style:name="T82" style:family="text">
      <style:text-properties fo:font-weight="normal" style:font-weight-asian="normal" style:font-weight-complex="normal"/>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weight="bold" style:font-weight-asian="bold"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style:font-style-asian="normal" style:font-style-complex="normal"/>
    </style:style>
    <style:style style:name="T88" style:family="text">
      <style:text-properties officeooo:rsid="00bb3130"/>
    </style:style>
    <style:style style:name="T89"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1">which is further worsened by poor reception those regions are </text:span><text:span text:style-name="T52">characterised</text:span><text:span text:style-name="T51"> by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7">Since this information is tied to a specific rescuer, it falls under the definition of personal data in article </text:span><text:span text:style-name="T58">4(1) </text:span><text:span text:style-name="T59">(GDPR, 2018), </text:span><text:span text:style-name="T60">and a proper legal basis is required for its processing </text:span><text:span text:style-name="T61">as stated in article 6 (GDPR, 2018)</text:span><text:span text:style-name="T60">; in this case </text:span><text:span text:style-name="T62">that would be the lawful basis of contract</text:span><text:span text:style-name="T63"> (</text:span><text:span text:style-name="Strong_20_Emphasis"><text:span text:style-name="T64">Information Commissioner’s Office (ICO), </text:span></text:span><text:span text:style-name="T65">2024</text:span><text:span text:style-name="T66">a</text:span><text:span text:style-name="T65">)</text:span><text:span text:style-name="T59">.</text:span></text:p>
      <text:p text:style-name="P27"><text:span text:style-name="T55">By making this information accessible to other participants, </text:span><text:span text:style-name="T67">we may prevent rescuers becoming rescuees. If the leader of the expedition sees that a rescuer’s phone is about to discharge, they may issue appropriate orders </text:span><text:span text:style-name="T68">(e.g. to </text:span><text:span text:style-name="T69">retreat</text:span><text:span text:style-name="T68"> to a safe location, or to report via another rescuer’s device)</text:span><text:span text:style-name="T67"> to ensure that rescuer’s own safety.</text:span> </text:p>
      <text:p text:style-name="P28"><text:soft-page-break/></text:p>
      <text:p text:style-name="P29">Another important consideration in this particular scenario is <text:span text:style-name="T70">monitoring the VPS’ resource utilisation </text:span><text:span text:style-name="T71">alongside response latency</text:span><text:span text:style-name="T70">. Since it’s a small-scale low-cost server, it may struggle to handle high volumes of traffic during major incidents. If such a case occurs, it is important to </text:span><text:span text:style-name="T72">communicate to the users the average response latency so they ca</text:span></text:p>
      <text:p text:style-name="P29"/>
      <text:p text:style-name="P29"><text:span text:style-name="T70">. This could be further strengthened by displaying a warning message. </text:span><text:span text:style-name="T73">By doing so, users are advised to </text:span></text:p>
      <text:p text:style-name="P30"/>
      <text:p text:style-name="P31"/>
      <text:p text:style-name="P32"/>
      <text:p text:style-name="P32"/>
      <text:p text:style-name="P25"/>
      <text:p text:style-name="P25"/>
      <text:p text:style-name="P25"/>
      <text:p text:style-name="P25"/>
      <text:p text:style-name="P25"/>
      <text:p text:style-name="P25"/>
      <text:p text:style-name="P25"/>
      <text:p text:style-name="P25"/>
      <text:p text:style-name="P25"/>
      <text:p text:style-name="P33">References</text:p>
      <text:p text:style-name="P34"><text:span text:style-name="Strong_20_Emphasis"><text:span text:style-name="T74">GD</text:span></text:span><text:span text:style-name="Strong_20_Emphasis"><text:span text:style-name="T75">P</text:span></text:span><text:span text:style-name="Strong_20_Emphasis"><text:span text:style-name="T74">R</text:span></text:span><text:span text:style-name="T76"> (</text:span>2018<text:span text:style-name="T76">) </text:span><text:span text:style-name="Emphasis"><text:span text:style-name="T76">General Data Protection Regulation.</text:span></text:span><text:span text:style-name="T76"> Available at: </text:span><text:a xlink:type="simple" xlink:href="https://gdpr-info.eu/" text:style-name="Internet_20_link" text:visited-style-name="Visited_20_Internet_20_Link"><text:span text:style-name="T76">https://gdpr-info.eu/</text:span></text:a><text:span text:style-name="T76"> (</text:span><text:span text:style-name="T77">Accessed: </text:span><text:span text:style-name="T78">5 </text:span><text:span text:style-name="T77"><text:s/></text:span><text:span text:style-name="T78">May</text:span><text:span text:style-name="T77"> 2026</text:span><text:span text:style-name="T76">).</text:span></text:p>
      <text:p text:style-name="P35"><text:span text:style-name="Strong_20_Emphasis">Data Protection Act 2018</text:span> (2018) <text:span text:style-name="Emphasis">c.12.</text:span> London: The Stationery Office. <text:span text:style-name="T79">Available at: </text:span><text:a xlink:type="simple" xlink:href="https://www.legislation.gov.uk/ukpga/2018/12" text:style-name="Internet_20_link" text:visited-style-name="Visited_20_Internet_20_Link"><text:span text:style-name="T79">https://www.legislation.gov.uk/ukpga/2018/12</text:span></text:a><text:span text:style-name="T79"> </text:span><text:span text:style-name="T80">(Accessed: </text:span><text:span text:style-name="T81">5 May</text:span><text:span text:style-name="T80"> 2026).</text:span></text:p>
      <text:p text:style-name="P36"><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0">Accessed: </text:span><text:span text:style-name="T81">5</text:span><text:span text:style-name="T80"> </text:span><text:span text:style-name="T81">May</text:span><text:span text:style-name="T80"> 2026</text:span>).</text:p>
      <text:p text:style-name="P37">National Cyber Security Centre <text:span text:style-name="T82">(2021) </text:span><text:span text:style-name="T83">Top tips for staying secure online.</text:span><text:span text:style-name="T82"> Available at: </text:span><text:a xlink:type="simple" xlink:href="https://www.ncsc.gov.uk/collection/top-tips-for-staying-secure-online/always-back-up-your-most-important-data#section_3" text:style-name="Internet_20_link" text:visited-style-name="Visited_20_Internet_20_Link"><text:span text:style-name="T82">https://www.ncsc.gov.uk/collection/top-tips-for-staying-secure-online/always-back-up-your-most-important-data#section_3</text:span></text:a><text:span text:style-name="T82"> (Accessed 5 May 2026).</text:span></text:p>
      <text:p text:style-name="P38"/>
      <text:p text:style-name="P39"><text:span text:style-name="T84">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9"/>
      <text:p text:style-name="P40">Rubber Duck Debugging <text:span text:style-name="T82">(n.d.) </text:span><text:span text:style-name="T83">Debugging Software with a Rubber Ducky. </text:span><text:span text:style-name="T85">Available at: </text:span><text:a xlink:type="simple" xlink:href="https://rubberduckdebugging.com/" text:style-name="Internet_20_link" text:visited-style-name="Visited_20_Internet_20_Link"><text:span text:style-name="T85">https://rubberduckdebugging.com/</text:span></text:a><text:span text:style-name="T85"> (Accessed: 5 May 2026)</text:span></text:p>
      <text:p text:style-name="P41"/>
      <text:p text:style-name="P42"><text:span text:style-name="T86">Luka Netzler, Brian Lovell</text:span><text:span text:style-name="T87">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3"><text:soft-page-break/></text:p>
      <text:p text:style-name="P44">Christoph Bamberg, Julia Reinchenberger, Jens Blechert <text:span text:style-name="T82">(2025) </text:span><text:span text:style-name="T83">Stable cognitive performance while adapting to intermittent fasting: A randomised controlled trial</text:span><text:span text:style-name="T85">. Available at: </text:span><text:a xlink:type="simple" xlink:href="https://journals.sagepub.com/doi/10.1177/13591053251351204" text:style-name="Internet_20_link" text:visited-style-name="Visited_20_Internet_20_Link"><text:span text:style-name="T85">https://journals.sagepub.com/doi/10.1177/13591053251351204</text:span></text:a><text:span text:style-name="T85"> (Accessed: 5 May 2026).</text:span></text:p>
      <text:p text:style-name="P45"/>
      <text:p text:style-name="P46"><text:span text:style-name="Strong_20_Emphasis">Information Commissioner’s Office (ICO)</text:span> (2024<text:span text:style-name="T88">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0">Accessed: </text:span><text:span text:style-name="T89">5 May </text:span><text:span text:style-name="T80">2026</text:span>).</text:p>
      <text:p text:style-name="P47">Dominik H Pesta, Varman T Samuel <text:span text:style-name="T82">(2014) </text:span><text:span text:style-name="T83">A high-protein diet for reducing body fat: mechanisms and possible caveats.</text:span><text:span text:style-name="T82"> Available at: </text:span><text:a xlink:type="simple" xlink:href="https://link.springer.com/article/10.1186/1743-7075-11-53" text:style-name="Internet_20_link" text:visited-style-name="Visited_20_Internet_20_Link"><text:span text:style-name="T82">https://link.springer.com/article/10.1186/1743-7075-11-53</text:span></text:a><text:span text:style-name="T82"> (Accessed: 5 May 2026).</text:span></text:p>
      <text:p text:style-name="P48"/>
      <text:p text:style-name="P49">Craig A. Williamson, Jari J. Morganti, Hannah E. Smithson <text:span text:style-name="T82">(2023) </text:span><text:span text:style-name="T83">Bright-light distractions and visual performance</text:span><text:span text:style-name="T82">. Available at: </text:span><text:a xlink:type="simple" xlink:href="https://www.frontiersin.org/journals/psychology/articles/10.3389/fpsyg.2023.1088975/full" text:style-name="Internet_20_link" text:visited-style-name="Visited_20_Internet_20_Link"><text:span text:style-name="T82">https://www.frontiersin.org/journals/psychology/articles/10.3389/fpsyg.2023.1088975/full</text:span></text:a><text:span text:style-name="T82"> (Accessed: 5 May 2026).</text:span></text:p>
      <text:p text:style-name="P50"/>
      <text:p text:style-name="P51">Ning Ding, Daniel Wagner, Xiaomeng Chen, Abhinav Pathak, Y. Charlie Hu, Andrew Rice <text:span text:style-name="T82">(2013) </text:span><text:span text:style-name="T83">Characterizing and modeling the impact of wireless signal strength on smartphone battery drain. </text:span><text:span text:style-name="T85">Available at: </text:span><text:a xlink:type="simple" xlink:href="https://dl.acm.org/doi/10.1145/2494232.2466586" text:style-name="Internet_20_link" text:visited-style-name="Visited_20_Internet_20_Link"><text:span text:style-name="T85">https://dl.acm.org/doi/10.1145/2494232.2466586</text:span></text:a><text:span text:style-name="T85"> (Accessed: 5 May 2026)</text:span></text:p>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51:21.369848266</dc:date>
    <meta:editing-duration>PT6H17M4S</meta:editing-duration>
    <meta:editing-cycles>142</meta:editing-cycles>
    <meta:document-statistic meta:table-count="0" meta:image-count="0" meta:object-count="0" meta:page-count="5" meta:paragraph-count="39" meta:word-count="1223" meta:character-count="8760" meta:non-whitespace-character-count="7563"/>
  </office:meta>
</office:document-meta>
</file>